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1.7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39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01_NatualFrequen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igenMod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</text:p>
          </table:table-cell>
          <table:table-cell office:value-type="string" calcext:value-type="string">
            <text:p>NaturalFrequency [Hz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93680" calcext:value-type="float">
            <text:p>28593680</text:p>
          </table:table-cell>
          <table:table-cell office:value-type="float" office:value="0" calcext:value-type="float">
            <text:p>0</text:p>
          </table:table-cell>
          <table:table-cell table:formula="of:=SQRT([.B2])/(2*PI())" office:value-type="float" office:value="851.050160432721" calcext:value-type="float">
            <text:p>851.0501604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36500" calcext:value-type="float">
            <text:p>29436500</text:p>
          </table:table-cell>
          <table:table-cell office:value-type="float" office:value="0" calcext:value-type="float">
            <text:p>0</text:p>
          </table:table-cell>
          <table:table-cell table:formula="of:=SQRT([.B3])/(2*PI())" office:value-type="float" office:value="863.50174034099" calcext:value-type="float">
            <text:p>863.501740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363700" calcext:value-type="float">
            <text:p>155363700</text:p>
          </table:table-cell>
          <table:table-cell office:value-type="float" office:value="0" calcext:value-type="float">
            <text:p>0</text:p>
          </table:table-cell>
          <table:table-cell table:formula="of:=SQRT([.B4])/(2*PI())" office:value-type="float" office:value="1983.78640351306" calcext:value-type="float">
            <text:p>1983.7864035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302700" calcext:value-type="float">
            <text:p>156302700</text:p>
          </table:table-cell>
          <table:table-cell office:value-type="float" office:value="0" calcext:value-type="float">
            <text:p>0</text:p>
          </table:table-cell>
          <table:table-cell table:formula="of:=SQRT([.B5])/(2*PI())" office:value-type="float" office:value="1989.77225898426" calcext:value-type="float">
            <text:p>1989.7722589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435500" calcext:value-type="float">
            <text:p>209435500</text:p>
          </table:table-cell>
          <table:table-cell office:value-type="float" office:value="0" calcext:value-type="float">
            <text:p>0</text:p>
          </table:table-cell>
          <table:table-cell table:formula="of:=SQRT([.B6])/(2*PI())" office:value-type="float" office:value="2303.27227855962" calcext:value-type="float">
            <text:p>2303.2722785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9913400" calcext:value-type="float">
            <text:p>209913400</text:p>
          </table:table-cell>
          <table:table-cell office:value-type="float" office:value="0" calcext:value-type="float">
            <text:p>0</text:p>
          </table:table-cell>
          <table:table-cell table:formula="of:=SQRT([.B7])/(2*PI())" office:value-type="float" office:value="2305.8986399226" calcext:value-type="float">
            <text:p>2305.8986399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6934000" calcext:value-type="float">
            <text:p>416934000</text:p>
          </table:table-cell>
          <table:table-cell office:value-type="float" office:value="0" calcext:value-type="float">
            <text:p>0</text:p>
          </table:table-cell>
          <table:table-cell table:formula="of:=SQRT([.B8])/(2*PI())" office:value-type="float" office:value="3249.77869941687" calcext:value-type="float">
            <text:p>3249.7786994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9182900" calcext:value-type="float">
            <text:p>439182900</text:p>
          </table:table-cell>
          <table:table-cell office:value-type="float" office:value="0" calcext:value-type="float">
            <text:p>0</text:p>
          </table:table-cell>
          <table:table-cell table:formula="of:=SQRT([.B9])/(2*PI())" office:value-type="float" office:value="3335.36097234896" calcext:value-type="float">
            <text:p>3335.360972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1457100" calcext:value-type="float">
            <text:p>621457100</text:p>
          </table:table-cell>
          <table:table-cell office:value-type="float" office:value="0" calcext:value-type="float">
            <text:p>0</text:p>
          </table:table-cell>
          <table:table-cell table:formula="of:=SQRT([.B10])/(2*PI())" office:value-type="float" office:value="3967.58014899935" calcext:value-type="float">
            <text:p>3967.5801489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2177500" calcext:value-type="float">
            <text:p>622177500</text:p>
          </table:table-cell>
          <table:table-cell office:value-type="float" office:value="0" calcext:value-type="float">
            <text:p>0</text:p>
          </table:table-cell>
          <table:table-cell table:formula="of:=SQRT([.B11])/(2*PI())" office:value-type="float" office:value="3969.8791145207" calcext:value-type="float">
            <text:p>3969.8791145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02:22:25.772997321</dc:date>
    <meta:editing-duration>PT1M5S</meta:editing-duration>
    <meta:editing-cycles>1</meta:editing-cycles>
    <meta:document-statistic meta:table-count="1" meta:cell-count="44" meta:object-count="0"/>
    <meta:generator>LibreOffice/5.1.5.2$Linux_X86_64 LibreOffice_project/10m0$Build-2</meta:generator>
  </office:meta>
</office:document-meta>
</file>